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9_"> </text:span><text:span text:style-name="_31_381">D</text:span><text:span text:style-name="_32_113">e</text:span><text:span text:style-name="_37_81">c</text:span><text:span text:style-name="_31_213">l</text:span><text:span text:style-name="_32_245">a</text:span><text:span text:style-name="_33_01">r</text:span><text:span text:style-name="_31_561">a</text:span><text:span text:style-name="_32_401">t</text:span><text:span text:style-name="_38_17">i</text:span><text:span text:style-name="_31_165">o</text:span><text:span text:style-name="_32_401">n</text:span><text:span text:style-name="_39_"> </text:span><text:span text:style-name="_31_741">o</text:span><text:span text:style-name="_32_617">f</text:span><text:span text:style-name="_35_"> </text:span><text:span text:style-name="_31_129">I</text:span><text:span text:style-name="_32_689">n</text:span><text:span text:style-name="_38_89">d</text:span><text:span text:style-name="_31_537">e</text:span><text:span text:style-name="_32_317">p</text:span><text:span text:style-name="_38_53">e</text:span><text:span text:style-name="_31_249">n</text:span><text:span text:style-name="_32_317">d</text:span><text:span text:style-name="_36_97">e</text:span><text:span text:style-name="_31_525">n</text:span><text:span text:style-name="_32_065">c</text:span><text:span text:style-name="_37_81">e</text:span></text:p>
      <text:p text:style-name="P1"><text:span text:style-name="_36_37">I</text:span><text:span text:style-name="_31_429">N</text:span><text:span text:style-name="_31_805"> </text:span><text:span text:style-name="_38_41">C</text:span><text:span text:style-name="_31_681">O</text:span><text:span text:style-name="_32_065">N</text:span><text:span text:style-name="_36_25">G</text:span><text:span text:style-name="_31_165">R</text:span><text:span text:style-name="_32_509">E</text:span><text:span text:style-name="_36_25">S</text:span><text:span text:style-name="_31_777">S</text:span><text:span text:style-name="_32_689">,</text:span><text:span text:style-name="_35_"> </text:span><text:span text:style-name="_31_777">J</text:span><text:span text:style-name="_32_497">u</text:span><text:span text:style-name="_37_69">l</text:span><text:span text:style-name="_31_489">y</text:span><text:span text:style-name="_31_805"> </text:span><text:span text:style-name="_35_17">4</text:span><text:span text:style-name="_31_429">,</text:span><text:span text:style-name="_31_805"> </text:span><text:span text:style-name="_34_09">1</text:span><text:span text:style-name="_31_249">7</text:span><text:span text:style-name="_32_437">7</text:span><text:span text:style-name="_38_77">6</text:span><text:span text:style-name="_31_525">.</text:span></text:p>
      <text:p text:style-name="P1"><text:span text:style-name="_38_89">T</text:span><text:span text:style-name="_31_141">h</text:span><text:span text:style-name="_32_689">e</text:span><text:span text:style-name="_39_"> </text:span><text:span text:style-name="_31_357">u</text:span><text:span text:style-name="_32_389">n</text:span><text:span text:style-name="_34_81">a</text:span><text:span text:style-name="_31_753">n</text:span><text:span text:style-name="_32_617">i</text:span><text:span text:style-name="_36_25">m</text:span><text:span text:style-name="_31_309">o</text:span><text:span text:style-name="_32_641">u</text:span><text:span text:style-name="_38_53">s</text:span><text:span text:style-name="_39_09"> </text:span><text:span text:style-name="_32_041">D</text:span><text:span text:style-name="_34_21">e</text:span><text:span text:style-name="_31_777">c</text:span><text:span text:style-name="_32_077">l</text:span><text:span text:style-name="_36_97">a</text:span><text:span text:style-name="_31_309">r</text:span><text:span text:style-name="_32_281">a</text:span><text:span text:style-name="_34_93">t</text:span><text:span text:style-name="_31_381">i</text:span><text:span text:style-name="_32_281">o</text:span><text:span text:style-name="_36_37">n</text:span><text:span text:style-name="_39_09"> </text:span><text:span text:style-name="_32_317">o</text:span><text:span text:style-name="_36_01">f</text:span><text:span text:style-name="_39_09"> </text:span><text:span text:style-name="_32_209">t</text:span><text:span text:style-name="_36_01">h</text:span><text:span text:style-name="_31_417">e</text:span><text:span text:style-name="_31_809"> </text:span><text:span text:style-name="_32_65">t</text:span><text:span text:style-name="_31_789">h</text:span><text:span text:style-name="_32_149">i</text:span><text:span text:style-name="_36_73">r</text:span><text:span text:style-name="_31_789">t</text:span><text:span text:style-name="_32_509">e</text:span><text:span text:style-name="_32_65">e</text:span><text:span text:style-name="_31_129">n</text:span><text:span text:style-name="_31_805"> </text:span><text:span text:style-name="_33_13">u</text:span><text:span text:style-name="_31_393">n</text:span><text:span text:style-name="_32_509">i</text:span><text:span text:style-name="_33_01">t</text:span><text:span text:style-name="_31_201">e</text:span><text:span text:style-name="_32_689">d</text:span><text:span text:style-name="_39_"> </text:span><text:span text:style-name="_31_561">S</text:span><text:span text:style-name="_32_137">t</text:span><text:span text:style-name="_35_17">a</text:span><text:span text:style-name="_31_753">t</text:span><text:span text:style-name="_32_077">e</text:span><text:span text:style-name="_32_65">s</text:span><text:span text:style-name="_39_09"> </text:span><text:span text:style-name="_32_389">o</text:span><text:span text:style-name="_38_53">f</text:span><text:span text:style-name="_39_09"> </text:span><text:span text:style-name="_32_641">A</text:span><text:span text:style-name="_38_53">m</text:span><text:span text:style-name="_31_393">e</text:span><text:span text:style-name="_32_677">r</text:span><text:span text:style-name="_34_09">i</text:span><text:span text:style-name="_31_237">c</text:span><text:span text:style-name="_32_677">a</text:span><text:span text:style-name="_37_69">,</text:span></text:p>
      <text:p text:style-name="P1"><text:span text:style-name="_36_01">W</text:span><text:span text:style-name="_31_789">h</text:span><text:span text:style-name="_32_401">e</text:span><text:span text:style-name="_37_81">n</text:span><text:span text:style-name="_39_05"> </text:span><text:span text:style-name="_32_245">i</text:span><text:span text:style-name="_34_57">n</text:span><text:span text:style-name="_39_09"> </text:span><text:span text:style-name="_32_329">t</text:span><text:span text:style-name="_37_81">h</text:span><text:span text:style-name="_31_177">e</text:span><text:span text:style-name="_31_809"> </text:span><text:span text:style-name="_33_49">C</text:span><text:span text:style-name="_31_681">o</text:span><text:span text:style-name="_32_041">u</text:span><text:span text:style-name="_36_73">r</text:span><text:span text:style-name="_31_789">s</text:span><text:span text:style-name="_32_605">e</text:span><text:span text:style-name="_39_"> </text:span><text:span text:style-name="_31_429">o</text:span><text:span text:style-name="_32_425">f</text:span><text:span text:style-name="_35_"> </text:span><text:span text:style-name="_31_561">h</text:span><text:span text:style-name="_32_389">u</text:span><text:span text:style-name="_34_21">m</text:span><text:span text:style-name="_31_129">a</text:span><text:span text:style-name="_32_077">n</text:span><text:span text:style-name="_39_"> </text:span><text:span text:style-name="_31_201">e</text:span><text:span text:style-name="_32_497">v</text:span><text:span text:style-name="_33_13">e</text:span><text:span text:style-name="_31_141">n</text:span><text:span text:style-name="_32_581">t</text:span><text:span text:style-name="_32_65">s</text:span><text:span text:style-name="_31_717">,</text:span><text:span text:style-name="_31_805"> </text:span><text:span text:style-name="_34_09">i</text:span><text:span text:style-name="_31_213">t</text:span><text:span text:style-name="_31_805"> </text:span><text:span text:style-name="_32_65">b</text:span><text:span text:style-name="_31_201">e</text:span><text:span text:style-name="_32_473">c</text:span><text:span text:style-name="_34_81">o</text:span><text:span text:style-name="_31_393">m</text:span><text:span text:style-name="_32_317">e</text:span><text:span text:style-name="_33_37">s</text:span><text:span text:style-name="_39_05"> </text:span><text:span text:style-name="_32_689">n</text:span><text:span text:style-name="_38_17">e</text:span><text:span text:style-name="_31_669">c</text:span><text:span text:style-name="_32_281">e</text:span><text:span text:style-name="_33_13">s</text:span><text:span text:style-name="_31_249">s</text:span><text:span text:style-name="_32_329">a</text:span><text:span text:style-name="_36_97">r</text:span><text:span text:style-name="_31_669">y</text:span><text:span text:style-name="_31_805"> </text:span><text:span text:style-name="_35_29">f</text:span><text:span text:style-name="_31_417">o</text:span><text:span text:style-name="_32_437">r</text:span><text:span text:style-name="_39_"> </text:span><text:span text:style-name="_31_129">o</text:span><text:span text:style-name="_32_497">n</text:span><text:span text:style-name="_36_01">e</text:span><text:span text:style-name="_39_09"> </text:span><text:span text:style-name="_32_653">p</text:span><text:span text:style-name="_35_89">e</text:span><text:span text:style-name="_31_237">o</text:span><text:span text:style-name="_32_293">p</text:span><text:span text:style-name="_33_13">l</text:span><text:span text:style-name="_31_537">e</text:span><text:span text:style-name="_31_805"> </text:span><text:span text:style-name="_36_97">t</text:span><text:span text:style-name="_31_321">o</text:span><text:span text:style-name="_31_805"> </text:span><text:span text:style-name="_34_57">d</text:span><text:span text:style-name="_31_429">i</text:span><text:span text:style-name="_32_641">s</text:span><text:span text:style-name="_32_77">s</text:span><text:span text:style-name="_31_417">o</text:span><text:span text:style-name="_32_329">l</text:span><text:span text:style-name="_32_65">v</text:span><text:span text:style-name="_31_717">e</text:span><text:span text:style-name="_31_809"> </text:span><text:span text:style-name="_38_41">t</text:span><text:span text:style-name="_31_597">h</text:span><text:span text:style-name="_32_245">e</text:span><text:span text:style-name="_35_"> </text:span><text:span text:style-name="_31_201">p</text:span><text:span text:style-name="_32_281">o</text:span><text:span text:style-name="_33_37">l</text:span><text:span text:style-name="_31_609">i</text:span><text:span text:style-name="_32_425">t</text:span><text:span text:style-name="_34_21">i</text:span><text:span text:style-name="_31_321">c</text:span><text:span text:style-name="_32_257">a</text:span><text:span text:style-name="_33_37">l</text:span><text:span text:style-name="_39_05"> </text:span><text:span text:style-name="_32_245">b</text:span><text:span text:style-name="_32_65">a</text:span><text:span text:style-name="_31_561">n</text:span><text:span text:style-name="_32_461">d</text:span><text:span text:style-name="_32_41">s</text:span><text:span text:style-name="_39_05"> </text:span><text:span text:style-name="_32_605">w</text:span><text:span text:style-name="_34_57">h</text:span><text:span text:style-name="_31_309">i</text:span><text:span text:style-name="_32_137">c</text:span><text:span text:style-name="_37_09">h</text:span><text:span text:style-name="_39_09"> </text:span><text:span text:style-name="_32_617">h</text:span><text:span text:style-name="_38_53">a</text:span><text:span text:style-name="_31_489">v</text:span><text:span text:style-name="_32_689">e</text:span><text:span text:style-name="_35_"> </text:span><text:span text:style-name="_31_381">c</text:span><text:span text:style-name="_32_149">o</text:span><text:span text:style-name="_38_53">n</text:span><text:span text:style-name="_31_201">n</text:span><text:span text:style-name="_32_257">e</text:span><text:span text:style-name="_34_45">c</text:span><text:span text:style-name="_31_429">t</text:span><text:span text:style-name="_32_425">e</text:span><text:span text:style-name="_36_61">d</text:span><text:span text:style-name="_39_05"> </text:span><text:span text:style-name="_32_641">t</text:span><text:span text:style-name="_38_89">h</text:span><text:span text:style-name="_31_393">e</text:span><text:span text:style-name="_32_509">m</text:span><text:span text:style-name="_39_"> </text:span><text:span text:style-name="_31_321">w</text:span><text:span text:style-name="_32_437">i</text:span><text:span text:style-name="_38_41">t</text:span><text:span text:style-name="_31_165">h</text:span><text:span text:style-name="_31_809"> </text:span><text:span text:style-name="_38_05">a</text:span><text:span text:style-name="_31_717">n</text:span><text:span text:style-name="_32_077">o</text:span><text:span text:style-name="_37_69">t</text:span><text:span text:style-name="_31_741">h</text:span><text:span text:style-name="_32_401">e</text:span><text:span text:style-name="_34_81">r</text:span><text:span text:style-name="_31_177">,</text:span><text:span text:style-name="_31_805"> </text:span><text:span text:style-name="_33_49">a</text:span><text:span text:style-name="_31_141">n</text:span><text:span text:style-name="_32_077">d</text:span><text:span text:style-name="_39_"> </text:span><text:span text:style-name="_31_141">t</text:span><text:span text:style-name="_32_509">o</text:span><text:span text:style-name="_35_"> </text:span><text:span text:style-name="_31_417">a</text:span><text:span text:style-name="_32_113">s</text:span><text:span text:style-name="_34_93">s</text:span><text:span text:style-name="_31_249">u</text:span><text:span text:style-name="_32_065">m</text:span><text:span text:style-name="_36_61">e</text:span><text:span text:style-name="_39_09"> </text:span><text:span text:style-name="_32_149">a</text:span><text:span text:style-name="_32_77">m</text:span><text:span text:style-name="_31_609">o</text:span><text:span text:style-name="_32_425">n</text:span><text:span text:style-name="_34_57">g</text:span><text:span text:style-name="_39_05"> </text:span><text:span text:style-name="_32_041">t</text:span><text:span text:style-name="_37_09">h</text:span><text:span text:style-name="_31_705">e</text:span><text:span text:style-name="_31_805"> </text:span><text:span text:style-name="_37_69">p</text:span><text:span text:style-name="_31_429">o</text:span><text:span text:style-name="_32_569">w</text:span><text:span text:style-name="_33_01">e</text:span><text:span text:style-name="_31_213">r</text:span><text:span text:style-name="_32_041">s</text:span><text:span text:style-name="_35_"> </text:span><text:span text:style-name="_31_249">o</text:span><text:span text:style-name="_32_689">f</text:span><text:span text:style-name="_35_"> </text:span><text:span text:style-name="_31_357">t</text:span><text:span text:style-name="_32_617">h</text:span><text:span text:style-name="_38_17">e</text:span><text:span text:style-name="_39_05"> </text:span><text:span text:style-name="_32_497">e</text:span><text:span text:style-name="_32_65">a</text:span><text:span text:style-name="_31_753">r</text:span><text:span text:style-name="_32_293">t</text:span><text:span text:style-name="_32_29">h</text:span><text:span text:style-name="_31_201">,</text:span><text:span text:style-name="_31_809"> </text:span><text:span text:style-name="_36_97">t</text:span><text:span text:style-name="_31_321">h</text:span><text:span text:style-name="_32_389">e</text:span><text:span text:style-name="_39_"> </text:span><text:span text:style-name="_31_393">s</text:span><text:span text:style-name="_32_281">e</text:span><text:span text:style-name="_36_01">p</text:span><text:span text:style-name="_31_357">a</text:span><text:span text:style-name="_32_065">r</text:span><text:span text:style-name="_34_81">a</text:span><text:span text:style-name="_31_177">t</text:span><text:span text:style-name="_32_581">e</text:span><text:span text:style-name="_39_"> </text:span><text:span text:style-name="_31_597">a</text:span><text:span text:style-name="_32_473">n</text:span><text:span text:style-name="_32_41">d</text:span><text:span text:style-name="_39_09"> </text:span><text:span text:style-name="_32_509">e</text:span><text:span text:style-name="_38_77">q</text:span><text:span text:style-name="_31_753">u</text:span><text:span text:style-name="_32_677">a</text:span><text:span text:style-name="_34_93">l</text:span><text:span text:style-name="_39_09"> </text:span><text:span text:style-name="_32_425">s</text:span><text:span text:style-name="_35_29">t</text:span><text:span text:style-name="_31_177">a</text:span><text:span text:style-name="_32_473">t</text:span><text:span text:style-name="_34_45">i</text:span><text:span text:style-name="_31_393">o</text:span><text:span text:style-name="_32_569">n</text:span><text:span text:style-name="_35_"> </text:span><text:span text:style-name="_31_129">t</text:span><text:span text:style-name="_32_509">o</text:span><text:span text:style-name="_39_"> </text:span><text:span text:style-name="_31_141">w</text:span><text:span text:style-name="_32_605">h</text:span><text:span text:style-name="_38_77">i</text:span><text:span text:style-name="_31_717">c</text:span><text:span text:style-name="_32_617">h</text:span><text:span text:style-name="_39_"> </text:span><text:span text:style-name="_31_177">t</text:span><text:span text:style-name="_32_641">h</text:span><text:span text:style-name="_32_29">e</text:span><text:span text:style-name="_39_05"> </text:span><text:span text:style-name="_32_293">L</text:span><text:span text:style-name="_38_05">a</text:span><text:span text:style-name="_31_537">w</text:span><text:span text:style-name="_32_137">s</text:span><text:span text:style-name="_39_"> </text:span><text:span text:style-name="_31_669">o</text:span><text:span text:style-name="_32_065">f</text:span><text:span text:style-name="_35_"> </text:span><text:span text:style-name="_31_597">N</text:span><text:span text:style-name="_32_257">a</text:span><text:span text:style-name="_36_61">t</text:span><text:span text:style-name="_31_237">u</text:span><text:span text:style-name="_32_101">r</text:span><text:span text:style-name="_37_81">e</text:span><text:span text:style-name="_39_09"> </text:span><text:span text:style-name="_32_281">a</text:span><text:span text:style-name="_35_17">n</text:span><text:span text:style-name="_31_417">d</text:span><text:span text:style-name="_31_809"> </text:span><text:span text:style-name="_36_61">o</text:span><text:span text:style-name="_31_489">f</text:span><text:span text:style-name="_31_809"> </text:span><text:span text:style-name="_35_17">N</text:span><text:span text:style-name="_31_237">a</text:span><text:span text:style-name="_32_065">t</text:span><text:span text:style-name="_36_01">u</text:span><text:span text:style-name="_31_129">r</text:span><text:span text:style-name="_32_077">e</text:span><text:span text:style-name="_37_81">'</text:span><text:span text:style-name="_31_393">s</text:span><text:span text:style-name="_31_805"> </text:span><text:span text:style-name="_38_05">G</text:span><text:span text:style-name="_31_573">o</text:span><text:span text:style-name="_32_569">d</text:span><text:span text:style-name="_39_"> </text:span><text:span text:style-name="_31_597">e</text:span><text:span text:style-name="_32_581">n</text:span><text:span text:style-name="_33_49">t</text:span><text:span text:style-name="_31_753">i</text:span><text:span text:style-name="_32_041">t</text:span><text:span text:style-name="_34_81">l</text:span><text:span text:style-name="_31_789">e</text:span><text:span text:style-name="_31_809"> </text:span><text:span text:style-name="_32_29">t</text:span><text:span text:style-name="_31_753">h</text:span><text:span text:style-name="_32_149">e</text:span><text:span text:style-name="_34_93">m</text:span><text:span text:style-name="_31_357">,</text:span><text:span text:style-name="_31_805"> </text:span><text:span text:style-name="_35_89">a</text:span><text:span text:style-name="_39_09"> </text:span><text:span text:style-name="_32_101">d</text:span><text:span text:style-name="_36_37">e</text:span><text:span text:style-name="_31_429">c</text:span><text:span text:style-name="_32_401">e</text:span><text:span text:style-name="_36_73">n</text:span><text:span text:style-name="_31_321">t</text:span><text:span text:style-name="_31_805"> </text:span><text:span text:style-name="_33_49">r</text:span><text:span text:style-name="_31_213">e</text:span><text:span text:style-name="_32_113">s</text:span><text:span text:style-name="_38_53">p</text:span><text:span text:style-name="_31_321">e</text:span><text:span text:style-name="_32_065">c</text:span><text:span text:style-name="_35_89">t</text:span><text:span text:style-name="_39_09"> </text:span><text:span text:style-name="_32_497">t</text:span><text:span text:style-name="_36_97">o</text:span><text:span text:style-name="_39_09"> </text:span><text:span text:style-name="_32_653">t</text:span><text:span text:style-name="_36_97">h</text:span><text:span text:style-name="_31_609">e</text:span><text:span text:style-name="_31_809"> </text:span><text:span text:style-name="_32_65">o</text:span><text:span text:style-name="_31_561">p</text:span><text:span text:style-name="_32_317">i</text:span><text:span text:style-name="_36_61">n</text:span><text:span text:style-name="_31_741">i</text:span><text:span text:style-name="_32_605">o</text:span><text:span text:style-name="_35_89">n</text:span><text:span text:style-name="_31_177">s</text:span><text:span text:style-name="_31_805"> </text:span><text:span text:style-name="_32_77">o</text:span><text:span text:style-name="_31_201">f</text:span><text:span text:style-name="_31_809"> </text:span><text:span text:style-name="_32_65">m</text:span><text:span text:style-name="_31_321">a</text:span><text:span text:style-name="_32_689">n</text:span><text:span text:style-name="_36_25">k</text:span><text:span text:style-name="_31_177">i</text:span><text:span text:style-name="_32_029">n</text:span><text:span text:style-name="_38_05">d</text:span><text:span text:style-name="_39_05"> </text:span><text:span text:style-name="_32_581">r</text:span><text:span text:style-name="_38_77">e</text:span><text:span text:style-name="_31_309">q</text:span><text:span text:style-name="_32_245">u</text:span><text:span text:style-name="_38_05">i</text:span><text:span text:style-name="_31_381">r</text:span><text:span text:style-name="_32_653">e</text:span><text:span text:style-name="_38_53">s</text:span><text:span text:style-name="_39_05"> </text:span><text:span text:style-name="_32_065">t</text:span><text:span text:style-name="_38_05">h</text:span><text:span text:style-name="_31_597">a</text:span><text:span text:style-name="_32_245">t</text:span><text:span text:style-name="_35_"> </text:span><text:span text:style-name="_31_789">t</text:span><text:span text:style-name="_32_317">h</text:span><text:span text:style-name="_32_41">e</text:span><text:span text:style-name="_31_141">y</text:span><text:span text:style-name="_31_809"> </text:span><text:span text:style-name="_37_81">s</text:span><text:span text:style-name="_31_213">h</text:span><text:span text:style-name="_32_497">o</text:span><text:span text:style-name="_34_93">u</text:span><text:span text:style-name="_31_525">l</text:span><text:span text:style-name="_32_425">d</text:span><text:span text:style-name="_35_"> </text:span><text:span text:style-name="_31_717">d</text:span><text:span text:style-name="_32_581">e</text:span><text:span text:style-name="_32_29">c</text:span><text:span text:style-name="_31_417">l</text:span><text:span text:style-name="_32_041">a</text:span><text:span text:style-name="_38_41">r</text:span><text:span text:style-name="_31_393">e</text:span><text:span text:style-name="_31_809"> </text:span><text:span text:style-name="_36_97">t</text:span><text:span text:style-name="_31_237">h</text:span><text:span text:style-name="_32_101">e</text:span><text:span text:style-name="_39_"> </text:span><text:span text:style-name="_31_537">c</text:span><text:span text:style-name="_32_425">a</text:span><text:span text:style-name="_33_49">u</text:span><text:span text:style-name="_31_165">s</text:span><text:span text:style-name="_32_329">e</text:span><text:span text:style-name="_36_97">s</text:span><text:span text:style-name="_39_05"> </text:span><text:span text:style-name="_32_137">w</text:span><text:span text:style-name="_37_81">h</text:span><text:span text:style-name="_31_177">i</text:span><text:span text:style-name="_32_425">c</text:span><text:span text:style-name="_32_77">h</text:span><text:span text:style-name="_39_05"> </text:span><text:span text:style-name="_32_605">i</text:span><text:span text:style-name="_36_01">m</text:span><text:span text:style-name="_31_789">p</text:span><text:span text:style-name="_32_329">e</text:span><text:span text:style-name="_32_29">l</text:span><text:span text:style-name="_39_09"> </text:span><text:span text:style-name="_32_113">t</text:span><text:span text:style-name="_35_89">h</text:span><text:span text:style-name="_31_357">e</text:span><text:span text:style-name="_32_401">m</text:span><text:span text:style-name="_39_"> </text:span><text:span text:style-name="_31_753">t</text:span><text:span text:style-name="_32_605">o</text:span><text:span text:style-name="_39_"> </text:span><text:span text:style-name="_31_717">t</text:span><text:span text:style-name="_32_689">h</text:span><text:span text:style-name="_38_89">e</text:span><text:span text:style-name="_39_05"> </text:span><text:span text:style-name="_32_137">s</text:span><text:span text:style-name="_33_01">e</text:span><text:span text:style-name="_31_705">p</text:span><text:span text:style-name="_32_401">a</text:span><text:span text:style-name="_32_77">r</text:span><text:span text:style-name="_31_537">a</text:span><text:span text:style-name="_32_221">t</text:span><text:span text:style-name="_38_05">i</text:span><text:span text:style-name="_31_345">o</text:span><text:span text:style-name="_32_317">n</text:span><text:span text:style-name="_37_81">.</text:span></text:p>
      <text:p text:style-name="P1"><text:span text:style-name="_37_81">W</text:span><text:span text:style-name="_31_489">e</text:span><text:span text:style-name="_31_805"> </text:span><text:span text:style-name="_37_69">h</text:span><text:span text:style-name="_31_309">o</text:span><text:span text:style-name="_32_617">l</text:span><text:span text:style-name="_36_61">d</text:span><text:span text:style-name="_39_05"> </text:span><text:span text:style-name="_32_245">t</text:span><text:span text:style-name="_38_05">h</text:span><text:span text:style-name="_31_609">e</text:span><text:span text:style-name="_32_317">s</text:span><text:span text:style-name="_33_01">e</text:span><text:span text:style-name="_39_09"> </text:span><text:span text:style-name="_32_581">t</text:span><text:span text:style-name="_36_73">r</text:span><text:span text:style-name="_31_201">u</text:span><text:span text:style-name="_32_077">t</text:span><text:span text:style-name="_32_77">h</text:span><text:span text:style-name="_31_249">s</text:span><text:span text:style-name="_31_805"> </text:span><text:span text:style-name="_32_77">t</text:span><text:span text:style-name="_31_165">o</text:span><text:span text:style-name="_31_805"> </text:span><text:span text:style-name="_37_69">b</text:span><text:span text:style-name="_31_561">e</text:span><text:span text:style-name="_31_809"> </text:span><text:span text:style-name="_37_81">s</text:span><text:span text:style-name="_31_249">e</text:span><text:span text:style-name="_32_641">l</text:span><text:span text:style-name="_36_25">f-e</text:span><text:span text:style-name="_31_525">v</text:span><text:span text:style-name="_32_281">i</text:span><text:span text:style-name="_33_01">d</text:span><text:span text:style-name="_31_357">e</text:span><text:span text:style-name="_32_569">n</text:span><text:span text:style-name="_36_37">t</text:span><text:span text:style-name="_31_237">,</text:span><text:span text:style-name="_31_805"> </text:span><text:span text:style-name="_33_37">t</text:span><text:span text:style-name="_31_717">h</text:span><text:span text:style-name="_32_653">a</text:span><text:span text:style-name="_38_41">t</text:span><text:span text:style-name="_39_05"> </text:span><text:span text:style-name="_32_677">a</text:span><text:span text:style-name="_32_77">l</text:span><text:span text:style-name="_31_429">l</text:span><text:span text:style-name="_31_809"> </text:span><text:span text:style-name="_34_81">m</text:span><text:span text:style-name="_31_309">e</text:span><text:span text:style-name="_32_101">n</text:span><text:span text:style-name="_35_"> </text:span><text:span text:style-name="_31_537">a</text:span><text:span text:style-name="_32_473">r</text:span><text:span text:style-name="_33_37">e</text:span><text:span text:style-name="_39_09"> </text:span><text:span text:style-name="_32_617">c</text:span><text:span text:style-name="_33_01">r</text:span><text:span text:style-name="_31_237">e</text:span><text:span text:style-name="_32_245">a</text:span><text:span text:style-name="_38_05">t</text:span><text:span text:style-name="_31_165">e</text:span><text:span text:style-name="_32_041">d</text:span><text:span text:style-name="_35_"> </text:span><text:span text:style-name="_31_129">e</text:span><text:span text:style-name="_32_605">q</text:span><text:span text:style-name="_32_65">u</text:span><text:span text:style-name="_31_345">a</text:span><text:span text:style-name="_32_617">l</text:span><text:span text:style-name="_38_77">,</text:span><text:span text:style-name="_39_05"> </text:span><text:span text:style-name="_32_569">t</text:span><text:span text:style-name="_32_65">h</text:span><text:span text:style-name="_31_501">a</text:span><text:span text:style-name="_32_209">t</text:span><text:span text:style-name="_35_"> </text:span><text:span text:style-name="_31_669">t</text:span><text:span text:style-name="_32_473">h</text:span><text:span text:style-name="_37_69">e</text:span><text:span text:style-name="_31_249">y</text:span><text:span text:style-name="_31_809"> </text:span><text:span text:style-name="_38_05">a</text:span><text:span text:style-name="_31_753">r</text:span><text:span text:style-name="_32_461">e</text:span><text:span text:style-name="_35_"> </text:span><text:span text:style-name="_31_177">e</text:span><text:span text:style-name="_32_137">n</text:span><text:span text:style-name="_36_61">d</text:span><text:span text:style-name="_31_669">o</text:span><text:span text:style-name="_32_281">w</text:span><text:span text:style-name="_35_29">e</text:span><text:span text:style-name="_31_789">d</text:span><text:span text:style-name="_31_805"> </text:span><text:span text:style-name="_35_17">b</text:span><text:span text:style-name="_31_705">y</text:span><text:span text:style-name="_31_805"> </text:span><text:span text:style-name="_33_13">t</text:span><text:span text:style-name="_31_717">h</text:span><text:span text:style-name="_32_113">e</text:span><text:span text:style-name="_35_17">i</text:span><text:span text:style-name="_31_489">r</text:span><text:span text:style-name="_31_805"> </text:span><text:span text:style-name="_32_41">C</text:span><text:span text:style-name="_31_681">r</text:span><text:span text:style-name="_32_641">e</text:span><text:span text:style-name="_37_81">a</text:span><text:span text:style-name="_31_777">t</text:span><text:span text:style-name="_32_677">o</text:span><text:span text:style-name="_36_01">r</text:span><text:span text:style-name="_39_09"> </text:span><text:span text:style-name="_32_689">w</text:span><text:span text:style-name="_34_93">i</text:span><text:span text:style-name="_31_201">t</text:span><text:span text:style-name="_32_473">h</text:span><text:span text:style-name="_39_"> </text:span><text:span text:style-name="_31_789">c</text:span><text:span text:style-name="_32_401">e</text:span><text:span text:style-name="_34_81">r</text:span><text:span text:style-name="_31_489">t</text:span><text:span text:style-name="_32_041">a</text:span><text:span text:style-name="_36_25">i</text:span><text:span text:style-name="_31_489">n</text:span><text:span text:style-name="_31_809"> </text:span><text:span text:style-name="_34_93">u</text:span><text:span text:style-name="_31_309">n</text:span><text:span text:style-name="_32_689">a</text:span><text:span text:style-name="_38_77">l</text:span><text:span text:style-name="_31_525">i</text:span><text:span text:style-name="_32_497">e</text:span><text:span text:style-name="_36_37">n</text:span><text:span text:style-name="_31_165">a</text:span><text:span text:style-name="_32_209">b</text:span><text:span text:style-name="_38_41">l</text:span><text:span text:style-name="_31_177">e</text:span><text:span text:style-name="_31_805"> </text:span><text:span text:style-name="_36_73">R</text:span><text:span text:style-name="_31_165">i</text:span><text:span text:style-name="_32_461">g</text:span><text:span text:style-name="_37_09">h</text:span><text:span text:style-name="_31_357">t</text:span><text:span text:style-name="_32_569">s</text:span><text:span text:style-name="_32_77">,</text:span><text:span text:style-name="_39_09"> </text:span><text:span text:style-name="_32_677">t</text:span><text:span text:style-name="_33_13">h</text:span><text:span text:style-name="_31_201">a</text:span><text:span text:style-name="_32_245">t</text:span><text:span text:style-name="_39_"> </text:span><text:span text:style-name="_31_525">a</text:span><text:span text:style-name="_32_281">m</text:span><text:span text:style-name="_38_17">o</text:span><text:span text:style-name="_31_321">n</text:span><text:span text:style-name="_32_077">g</text:span><text:span text:style-name="_39_"> </text:span><text:span text:style-name="_31_489">t</text:span><text:span text:style-name="_32_041">h</text:span><text:span text:style-name="_38_41">e</text:span><text:span text:style-name="_31_561">s</text:span><text:span text:style-name="_32_473">e</text:span><text:span text:style-name="_35_"> </text:span><text:span text:style-name="_31_537">a</text:span><text:span text:style-name="_32_689">r</text:span><text:span text:style-name="_32_77">e</text:span><text:span text:style-name="_39_05"> </text:span><text:span text:style-name="_32_425">L</text:span><text:span text:style-name="_35_17">i</text:span><text:span text:style-name="_31_501">f</text:span><text:span text:style-name="_32_641">e</text:span><text:span text:style-name="_38_89">,</text:span><text:span text:style-name="_39_05"> </text:span><text:span text:style-name="_32_149">L</text:span><text:span text:style-name="_32_41">i</text:span><text:span text:style-name="_31_309">b</text:span><text:span text:style-name="_32_029">e</text:span><text:span text:style-name="_36_97">r</text:span><text:span text:style-name="_31_597">t</text:span><text:span text:style-name="_32_281">y</text:span><text:span text:style-name="_39_"> </text:span><text:span text:style-name="_31_741">a</text:span><text:span text:style-name="_32_401">n</text:span><text:span text:style-name="_35_29">d</text:span><text:span text:style-name="_39_09"> </text:span><text:span text:style-name="_32_509">t</text:span><text:span text:style-name="_33_49">h</text:span><text:span text:style-name="_31_393">e</text:span><text:span text:style-name="_31_809"> </text:span><text:span text:style-name="_33_37">p</text:span><text:span text:style-name="_31_165">u</text:span><text:span text:style-name="_32_497">r</text:span><text:span text:style-name="_35_17">s</text:span><text:span text:style-name="_31_201">u</text:span><text:span text:style-name="_32_101">i</text:span><text:span text:style-name="_35_29">t</text:span><text:span text:style-name="_39_09"> </text:span><text:span text:style-name="_32_581">o</text:span><text:span text:style-name="_36_97">f</text:span><text:span text:style-name="_39_05"> </text:span><text:span text:style-name="_32_029">H</text:span><text:span text:style-name="_32_65">a</text:span><text:span text:style-name="_31_681">p</text:span><text:span text:style-name="_32_497">p</text:span><text:span text:style-name="_32_29">i</text:span><text:span text:style-name="_31_501">n</text:span><text:span text:style-name="_32_641">e</text:span><text:span text:style-name="_32_29">s</text:span><text:span text:style-name="_31_141">s</text:span><text:span text:style-name="_32_509">.--</text:span><text:span text:style-name="_34_21">T</text:span><text:span text:style-name="_31_141">h</text:span><text:span text:style-name="_32_257">a</text:span><text:span text:style-name="_32_29">t</text:span><text:span text:style-name="_39_09"> </text:span><text:span text:style-name="_32_149">t</text:span><text:span text:style-name="_33_13">o</text:span><text:span text:style-name="_39_05"> </text:span><text:span text:style-name="_32_569">s</text:span><text:span text:style-name="_33_01">e</text:span><text:span text:style-name="_31_201">c</text:span><text:span text:style-name="_32_281">u</text:span><text:span text:style-name="_36_01">r</text:span><text:span text:style-name="_31_129">e</text:span><text:span text:style-name="_31_809"> </text:span><text:span text:style-name="_34_45">t</text:span><text:span text:style-name="_31_165">h</text:span><text:span text:style-name="_32_389">e</text:span><text:span text:style-name="_34_81">s</text:span><text:span text:style-name="_31_237">e</text:span><text:span text:style-name="_31_809"> </text:span><text:span text:style-name="_34_81">r</text:span><text:span text:style-name="_31_789">i</text:span><text:span text:style-name="_32_221">g</text:span><text:span text:style-name="_38_77">h</text:span><text:span text:style-name="_31_609">t</text:span><text:span text:style-name="_32_617">s</text:span><text:span text:style-name="_38_05">,</text:span><text:span text:style-name="_39_09"> </text:span><text:span text:style-name="_32_641">G</text:span><text:span text:style-name="_36_73">o</text:span><text:span text:style-name="_31_681">v</text:span><text:span text:style-name="_32_425">e</text:span><text:span text:style-name="_33_13">r</text:span><text:span text:style-name="_31_381">n</text:span><text:span text:style-name="_32_569">m</text:span><text:span text:style-name="_33_37">e</text:span><text:span text:style-name="_31_777">n</text:span><text:span text:style-name="_32_569">t</text:span><text:span text:style-name="_36_25">s</text:span><text:span text:style-name="_39_05"> </text:span><text:span text:style-name="_32_293">a</text:span><text:span text:style-name="_35_89">r</text:span><text:span text:style-name="_31_717">e</text:span><text:span text:style-name="_31_809"> </text:span><text:span text:style-name="_38_41">i</text:span><text:span text:style-name="_31_681">n</text:span><text:span text:style-name="_32_101">s</text:span><text:span text:style-name="_34_93">t</text:span><text:span text:style-name="_31_381">i</text:span><text:span text:style-name="_32_569">t</text:span><text:span text:style-name="_35_17">u</text:span><text:span text:style-name="_31_501">t</text:span><text:span text:style-name="_32_473">e</text:span><text:span text:style-name="_34_09">d</text:span><text:span text:style-name="_39_05"> </text:span><text:span text:style-name="_32_221">a</text:span><text:span text:style-name="_36_61">m</text:span><text:span text:style-name="_31_681">o</text:span><text:span text:style-name="_32_461">n</text:span><text:span text:style-name="_38_41">g</text:span><text:span text:style-name="_39_09"> </text:span><text:span text:style-name="_32_029">M</text:span><text:span text:style-name="_34_57">e</text:span><text:span text:style-name="_31_789">n</text:span><text:span text:style-name="_32_581">,</text:span><text:span text:style-name="_35_"> </text:span><text:span text:style-name="_31_357">d</text:span><text:span text:style-name="_32_689">e</text:span><text:span text:style-name="_37_69">r</text:span><text:span text:style-name="_31_201">i</text:span><text:span text:style-name="_32_473">v</text:span><text:span text:style-name="_33_13">i</text:span><text:span text:style-name="_31_753">n</text:span><text:span text:style-name="_32_041">g</text:span><text:span text:style-name="_39_"> </text:span><text:span text:style-name="_31_597">t</text:span><text:span text:style-name="_32_209">h</text:span><text:span text:style-name="_34_57">e</text:span><text:span text:style-name="_31_753">i</text:span><text:span text:style-name="_32_221">r</text:span><text:span text:style-name="_35_"> </text:span><text:span text:style-name="_31_501">j</text:span><text:span text:style-name="_32_281">u</text:span><text:span text:style-name="_32_29">s</text:span><text:span text:style-name="_31_681">t</text:span><text:span text:style-name="_31_809"> </text:span><text:span text:style-name="_38_41">p</text:span><text:span text:style-name="_31_681">o</text:span><text:span text:style-name="_32_401">w</text:span><text:span text:style-name="_36_37">e</text:span><text:span text:style-name="_31_393">r</text:span><text:span text:style-name="_32_569">s</text:span><text:span text:style-name="_39_"> </text:span><text:span text:style-name="_31_777">f</text:span><text:span text:style-name="_32_209">r</text:span><text:span text:style-name="_32_29">o</text:span><text:span text:style-name="_31_501">m</text:span><text:span text:style-name="_31_805"> </text:span><text:span text:style-name="_38_77">t</text:span><text:span text:style-name="_31_489">h</text:span><text:span text:style-name="_32_689">e</text:span><text:span text:style-name="_39_"> </text:span><text:span text:style-name="_31_753">c</text:span><text:span text:style-name="_32_689">o</text:span><text:span text:style-name="_38_41">n</text:span><text:span text:style-name="_31_573">s</text:span><text:span text:style-name="_32_569">e</text:span><text:span text:style-name="_34_57">n</text:span><text:span text:style-name="_31_309">t</text:span><text:span text:style-name="_31_805"> </text:span><text:span text:style-name="_38_53">o</text:span><text:span text:style-name="_31_669">f</text:span><text:span text:style-name="_31_809"> </text:span><text:span text:style-name="_36_25">t</text:span><text:span text:style-name="_31_681">h</text:span><text:span text:style-name="_32_641">e</text:span><text:span text:style-name="_39_"> </text:span><text:span text:style-name="_31_177">g</text:span><text:span text:style-name="_32_689">o</text:span><text:span text:style-name="_35_89">v</text:span><text:span text:style-name="_31_357">e</text:span><text:span text:style-name="_32_425">r</text:span><text:span text:style-name="_38_17">n</text:span><text:span text:style-name="_31_753">e</text:span><text:span text:style-name="_32_293">d</text:span><text:span text:style-name="_38_41">,</text:span><text:span text:style-name="_39_05"> --</text:span><text:span text:style-name="_35_89">T</text:span><text:span text:style-name="_31_561">h</text:span><text:span text:style-name="_32_497">a</text:span><text:span text:style-name="_35_17">t</text:span><text:span text:style-name="_39_05"> </text:span><text:span text:style-name="_32_473">w</text:span><text:span text:style-name="_32_65">h</text:span><text:span text:style-name="_31_309">e</text:span><text:span text:style-name="_32_065">n</text:span><text:span text:style-name="_36_97">e</text:span><text:span text:style-name="_31_393">v</text:span><text:span text:style-name="_32_281">e</text:span><text:span text:style-name="_35_89">r</text:span><text:span text:style-name="_39_09"> </text:span><text:span text:style-name="_32_401">a</text:span><text:span text:style-name="_36_01">n</text:span><text:span text:style-name="_31_561">y</text:span><text:span text:style-name="_31_809"> </text:span><text:span text:style-name="_36_73">F</text:span><text:span text:style-name="_31_525">o</text:span><text:span text:style-name="_32_113">r</text:span><text:span text:style-name="_32_77">m</text:span><text:span text:style-name="_39_09"> </text:span><text:span text:style-name="_32_293">o</text:span><text:span text:style-name="_32_65">f</text:span><text:span text:style-name="_39_05"> </text:span><text:span text:style-name="_32_605">G</text:span><text:span text:style-name="_38_77">o</text:span><text:span text:style-name="_31_609">v</text:span><text:span text:style-name="_32_101">e</text:span><text:span text:style-name="_36_37">r</text:span><text:span text:style-name="_31_501">n</text:span><text:span text:style-name="_32_281">m</text:span><text:span text:style-name="_33_49">e</text:span><text:span text:style-name="_31_537">n</text:span><text:span text:style-name="_32_137">t</text:span><text:span text:style-name="_35_"> </text:span><text:span text:style-name="_31_429">b</text:span><text:span text:style-name="_32_041">e</text:span><text:span text:style-name="_32_77">c</text:span><text:span text:style-name="_31_501">o</text:span><text:span text:style-name="_32_113">m</text:span><text:span text:style-name="_34_21">e</text:span><text:span text:style-name="_31_165">s</text:span><text:span text:style-name="_31_809"> </text:span><text:span text:style-name="_37_09">d</text:span><text:span text:style-name="_31_669">e</text:span><text:span text:style-name="_32_569">s</text:span><text:span text:style-name="_36_25">t</text:span><text:span text:style-name="_31_741">r</text:span><text:span text:style-name="_32_401">u</text:span><text:span text:style-name="_36_97">c</text:span><text:span text:style-name="_31_393">t</text:span><text:span text:style-name="_32_041">i</text:span><text:span text:style-name="_33_49">v</text:span><text:span text:style-name="_31_489">e</text:span><text:span text:style-name="_31_809"> </text:span><text:span text:style-name="_36_01">o</text:span><text:span text:style-name="_31_345">f</text:span><text:span text:style-name="_31_809"> </text:span><text:span text:style-name="_32_29">t</text:span><text:span text:style-name="_31_789">h</text:span><text:span text:style-name="_32_461">e</text:span><text:span text:style-name="_34_93">s</text:span><text:span text:style-name="_31_573">e</text:span><text:span text:style-name="_31_809"> </text:span><text:span text:style-name="_37_81">e</text:span><text:span text:style-name="_31_393">n</text:span><text:span text:style-name="_32_425">d</text:span><text:span text:style-name="_35_29">s</text:span><text:span text:style-name="_31_753">,</text:span><text:span text:style-name="_31_809"> </text:span><text:span text:style-name="_38_17">i</text:span><text:span text:style-name="_31_393">t</text:span><text:span text:style-name="_31_805"> </text:span><text:span text:style-name="_36_37">i</text:span><text:span text:style-name="_31_429">s</text:span><text:span text:style-name="_31_805"> </text:span><text:span text:style-name="_34_21">t</text:span><text:span text:style-name="_31_489">h</text:span><text:span text:style-name="_32_473">e</text:span><text:span text:style-name="_39_"> </text:span><text:span text:style-name="_31_141">R</text:span><text:span text:style-name="_32_401">i</text:span><text:span text:style-name="_38_89">g</text:span><text:span text:style-name="_31_609">h</text:span><text:span text:style-name="_32_137">t</text:span><text:span text:style-name="_35_"> </text:span><text:span text:style-name="_31_381">o</text:span><text:span text:style-name="_32_317">f</text:span><text:span text:style-name="_39_"> </text:span><text:span text:style-name="_31_429">t</text:span><text:span text:style-name="_32_209">h</text:span><text:span text:style-name="_38_41">e</text:span><text:span text:style-name="_39_09"> </text:span><text:span text:style-name="_32_461">P</text:span><text:span text:style-name="_38_53">e</text:span><text:span text:style-name="_31_129">o</text:span><text:span text:style-name="_32_329">p</text:span><text:span text:style-name="_33_49">l</text:span><text:span text:style-name="_31_201">e</text:span><text:span text:style-name="_31_805"> </text:span><text:span text:style-name="_36_73">t</text:span><text:span text:style-name="_31_213">o</text:span><text:span text:style-name="_31_805"> </text:span><text:span text:style-name="_33_37">a</text:span><text:span text:style-name="_31_705">l</text:span><text:span text:style-name="_32_113">t</text:span><text:span text:style-name="_36_61">e</text:span><text:span text:style-name="_31_537">r</text:span><text:span text:style-name="_31_809"> </text:span><text:span text:style-name="_36_61">o</text:span><text:span text:style-name="_31_201">r</text:span><text:span text:style-name="_31_809"> </text:span><text:span text:style-name="_32_77">t</text:span><text:span text:style-name="_31_345">o</text:span><text:span text:style-name="_31_805"> </text:span><text:span text:style-name="_38_05">a</text:span><text:span text:style-name="_31_681">b</text:span><text:span text:style-name="_32_245">o</text:span><text:span text:style-name="_37_09">l</text:span><text:span text:style-name="_31_357">i</text:span><text:span text:style-name="_32_401">s</text:span><text:span text:style-name="_36_37">h</text:span><text:span text:style-name="_39_05"> </text:span><text:span text:style-name="_32_101">i</text:span><text:span text:style-name="_37_69">t</text:span><text:span text:style-name="_31_309">,</text:span><text:span text:style-name="_31_805"> </text:span><text:span text:style-name="_33_49">a</text:span><text:span text:style-name="_31_309">n</text:span><text:span text:style-name="_32_581">d</text:span><text:span text:style-name="_39_"> </text:span><text:span text:style-name="_31_573">t</text:span><text:span text:style-name="_32_425">o</text:span><text:span text:style-name="_39_"> </text:span><text:span text:style-name="_31_789">i</text:span><text:span text:style-name="_32_653">n</text:span><text:span text:style-name="_38_89">s</text:span><text:span text:style-name="_31_705">t</text:span><text:span text:style-name="_32_473">i</text:span><text:span text:style-name="_36_73">t</text:span><text:span text:style-name="_31_705">u</text:span><text:span text:style-name="_32_677">t</text:span><text:span text:style-name="_32_29">e</text:span><text:span text:style-name="_39_09"> </text:span><text:span text:style-name="_32_689">n</text:span><text:span text:style-name="_37_09">e</text:span><text:span text:style-name="_31_525">w</text:span><text:span text:style-name="_31_805"> </text:span><text:span text:style-name="_32_29">G</text:span><text:span text:style-name="_31_597">o</text:span><text:span text:style-name="_32_113">v</text:span><text:span text:style-name="_38_89">e</text:span><text:span text:style-name="_31_681">r</text:span><text:span text:style-name="_32_293">n</text:span><text:span text:style-name="_32_41">m</text:span><text:span text:style-name="_31_249">e</text:span><text:span text:style-name="_32_473">n</text:span><text:span text:style-name="_38_53">t</text:span><text:span text:style-name="_31_237">,</text:span><text:span text:style-name="_31_809"> </text:span><text:span text:style-name="_37_09">l</text:span><text:span text:style-name="_31_213">a</text:span><text:span text:style-name="_32_461">y</text:span><text:span text:style-name="_37_69">i</text:span><text:span text:style-name="_31_381">n</text:span><text:span text:style-name="_32_077">g</text:span><text:span text:style-name="_39_"> </text:span><text:span text:style-name="_31_417">i</text:span><text:span text:style-name="_32_329">t</text:span><text:span text:style-name="_34_57">s</text:span><text:span text:style-name="_39_05"> </text:span><text:span text:style-name="_32_425">f</text:span><text:span text:style-name="_34_09">o</text:span><text:span text:style-name="_31_489">u</text:span><text:span text:style-name="_32_281">n</text:span><text:span text:style-name="_38_05">d</text:span><text:span text:style-name="_31_309">a</text:span><text:span text:style-name="_32_653">t</text:span><text:span text:style-name="_34_09">i</text:span><text:span text:style-name="_31_501">o</text:span><text:span text:style-name="_32_245">n</text:span><text:span text:style-name="_39_"> </text:span><text:span text:style-name="_31_537">o</text:span><text:span text:style-name="_32_317">n</text:span><text:span text:style-name="_39_"> </text:span><text:span text:style-name="_31_573">s</text:span><text:span text:style-name="_32_281">u</text:span><text:span text:style-name="_33_49">c</text:span><text:span text:style-name="_31_249">h</text:span><text:span text:style-name="_31_805"> </text:span><text:span text:style-name="_36_61">p</text:span><text:span text:style-name="_31_573">r</text:span><text:span text:style-name="_32_641">i</text:span><text:span text:style-name="_35_29">n</text:span><text:span text:style-name="_31_705">c</text:span><text:span text:style-name="_32_245">i</text:span><text:span text:style-name="_38_53">p</text:span><text:span text:style-name="_31_525">l</text:span><text:span text:style-name="_32_653">e</text:span><text:span text:style-name="_38_05">s</text:span><text:span text:style-name="_39_05"> </text:span><text:span text:style-name="_32_149">a</text:span><text:span text:style-name="_34_45">n</text:span><text:span text:style-name="_31_201">d</text:span><text:span text:style-name="_31_809"> </text:span><text:span text:style-name="_38_89">o</text:span><text:span text:style-name="_31_609">r</text:span><text:span text:style-name="_32_617">g</text:span><text:span text:style-name="_38_53">a</text:span><text:span text:style-name="_31_357">n</text:span><text:span text:style-name="_32_329">i</text:span><text:span text:style-name="_34_09">z</text:span><text:span text:style-name="_31_753">i</text:span><text:span text:style-name="_32_617">n</text:span><text:span text:style-name="_34_09">g</text:span><text:span text:style-name="_39_05"> </text:span><text:span text:style-name="_32_041">i</text:span><text:span text:style-name="_34_81">t</text:span><text:span text:style-name="_31_213">s</text:span><text:span text:style-name="_31_805"> </text:span><text:span text:style-name="_32_65">p</text:span><text:span text:style-name="_31_573">o</text:span><text:span text:style-name="_32_401">w</text:span><text:span text:style-name="_38_41">e</text:span><text:span text:style-name="_31_165">r</text:span><text:span text:style-name="_32_677">s</text:span><text:span text:style-name="_35_"> </text:span><text:span text:style-name="_31_741">i</text:span><text:span text:style-name="_32_245">n</text:span><text:span text:style-name="_39_"> </text:span><text:span text:style-name="_31_381">s</text:span><text:span text:style-name="_32_425">u</text:span><text:span text:style-name="_34_21">c</text:span><text:span text:style-name="_31_417">h</text:span><text:span text:style-name="_31_809"> </text:span><text:span text:style-name="_34_57">f</text:span><text:span text:style-name="_31_237">o</text:span><text:span text:style-name="_32_077">r</text:span><text:span text:style-name="_33_01">m</text:span><text:span text:style-name="_31_129">,</text:span><text:span text:style-name="_31_805"> </text:span><text:span text:style-name="_37_09">a</text:span><text:span text:style-name="_31_489">s</text:span><text:span text:style-name="_31_805"> </text:span><text:span text:style-name="_34_21">t</text:span><text:span text:style-name="_31_681">o</text:span><text:span text:style-name="_31_809"> </text:span><text:span text:style-name="_35_17">t</text:span><text:span text:style-name="_31_741">h</text:span><text:span text:style-name="_32_617">e</text:span><text:span text:style-name="_38_53">m</text:span><text:span text:style-name="_39_05"> </text:span><text:span text:style-name="_32_101">s</text:span><text:span text:style-name="_36_01">h</text:span><text:span text:style-name="_31_201">a</text:span><text:span text:style-name="_32_113">l</text:span><text:span text:style-name="_33_49">l</text:span><text:span text:style-name="_39_05"> </text:span><text:span text:style-name="_32_641">s</text:span><text:span text:style-name="_38_53">e</text:span><text:span text:style-name="_31_177">e</text:span><text:span text:style-name="_32_137">m</text:span><text:span text:style-name="_39_"> </text:span><text:span text:style-name="_31_309">m</text:span><text:span text:style-name="_32_137">o</text:span><text:span text:style-name="_37_81">s</text:span><text:span text:style-name="_31_177">t</text:span><text:span text:style-name="_31_809"> </text:span><text:span text:style-name="_32_41">l</text:span><text:span text:style-name="_31_705">i</text:span><text:span text:style-name="_32_461">k</text:span><text:span text:style-name="_34_09">e</text:span><text:span text:style-name="_31_741">l</text:span><text:span text:style-name="_32_101">y</text:span><text:span text:style-name="_39_"> </text:span><text:span text:style-name="_31_777">t</text:span><text:span text:style-name="_32_653">o</text:span><text:span text:style-name="_35_"> </text:span><text:span text:style-name="_31_345">e</text:span><text:span text:style-name="_32_041">f</text:span><text:span text:style-name="_36_37">f</text:span><text:span text:style-name="_31_537">e</text:span><text:span text:style-name="_32_065">c</text:span><text:span text:style-name="_36_97">t</text:span><text:span text:style-name="_39_09"> </text:span><text:span text:style-name="_32_605">t</text:span><text:span text:style-name="_38_05">h</text:span><text:span text:style-name="_31_417">e</text:span><text:span text:style-name="_32_653">i</text:span><text:span text:style-name="_34_09">r</text:span><text:span text:style-name="_39_05"> </text:span><text:span text:style-name="_32_149">S</text:span><text:span text:style-name="_36_73">a</text:span><text:span text:style-name="_31_717">f</text:span><text:span text:style-name="_32_041">e</text:span><text:span text:style-name="_32_41">t</text:span><text:span text:style-name="_31_213">y</text:span><text:span text:style-name="_31_809"> </text:span><text:span text:style-name="_38_05">a</text:span><text:span text:style-name="_31_381">n</text:span><text:span text:style-name="_32_401">d</text:span><text:span text:style-name="_39_"> </text:span><text:span text:style-name="_31_789">H</text:span><text:span text:style-name="_32_317">a</text:span><text:span text:style-name="_37_69">p</text:span><text:span text:style-name="_31_537">p</text:span><text:span text:style-name="_32_137">i</text:span><text:span text:style-name="_36_97">n</text:span><text:span text:style-name="_31_717">e</text:span><text:span text:style-name="_32_569">s</text:span><text:span text:style-name="_34_81">s</text:span><text:span text:style-name="_31_597">.</text:span><text:span text:style-name="_31_805"> </text:span><text:span text:style-name="_38_53">P</text:span><text:span text:style-name="_31_537">r</text:span><text:span text:style-name="_32_461">u</text:span><text:span text:style-name="_34_57">d</text:span><text:span text:style-name="_31_741">e</text:span><text:span text:style-name="_32_677">n</text:span><text:span text:style-name="_38_17">c</text:span><text:span text:style-name="_31_417">e</text:span><text:span text:style-name="_32_029">,</text:span><text:span text:style-name="_39_"> </text:span><text:span text:style-name="_31_681">i</text:span><text:span text:style-name="_32_029">n</text:span><text:span text:style-name="_38_41">d</text:span><text:span text:style-name="_31_213">e</text:span><text:span text:style-name="_32_137">e</text:span><text:span text:style-name="_33_49">d</text:span><text:span text:style-name="_31_597">,</text:span><text:span text:style-name="_31_809"> </text:span><text:span text:style-name="_37_81">w</text:span><text:span text:style-name="_31_309">i</text:span><text:span text:style-name="_32_497">l</text:span><text:span text:style-name="_38_05">l</text:span><text:span text:style-name="_39_05"> </text:span><text:span text:style-name="_32_653">d</text:span><text:span text:style-name="_38_77">i</text:span><text:span text:style-name="_31_393">c</text:span><text:span text:style-name="_32_245">t</text:span><text:span text:style-name="_33_01">a</text:span><text:span text:style-name="_31_429">t</text:span><text:span text:style-name="_32_041">e</text:span><text:span text:style-name="_39_"> </text:span><text:span text:style-name="_31_357">t</text:span><text:span text:style-name="_32_293">h</text:span><text:span text:style-name="_34_57">a</text:span><text:span text:style-name="_31_537">t</text:span><text:span text:style-name="_31_805"> </text:span><text:span text:style-name="_32_29">G</text:span><text:span text:style-name="_31_705">o</text:span><text:span text:style-name="_32_581">v</text:span><text:span text:style-name="_33_49">e</text:span><text:span text:style-name="_31_777">r</text:span><text:span text:style-name="_32_245">n</text:span><text:span text:style-name="_32_41">m</text:span><text:span text:style-name="_31_393">e</text:span><text:span text:style-name="_32_461">n</text:span><text:span text:style-name="_35_89">t</text:span><text:span text:style-name="_31_669">s</text:span><text:span text:style-name="_31_805"> </text:span><text:span text:style-name="_33_01">l</text:span><text:span text:style-name="_31_213">o</text:span><text:span text:style-name="_32_425">n</text:span><text:span text:style-name="_38_05">g</text:span><text:span text:style-name="_39_05"> </text:span><text:span text:style-name="_32_065">e</text:span><text:span text:style-name="_38_77">s</text:span><text:span text:style-name="_31_777">t</text:span><text:span text:style-name="_32_425">a</text:span><text:span text:style-name="_34_21">b</text:span><text:span text:style-name="_31_381">l</text:span><text:span text:style-name="_32_137">i</text:span><text:span text:style-name="_36_61">s</text:span><text:span text:style-name="_31_681">h</text:span><text:span text:style-name="_32_389">e</text:span><text:span text:style-name="_35_89">d</text:span><text:span text:style-name="_39_09"> </text:span><text:span text:style-name="_32_689">s</text:span><text:span text:style-name="_38_53">h</text:span><text:span text:style-name="_31_669">o</text:span><text:span text:style-name="_32_401">u</text:span><text:span text:style-name="_33_49">l</text:span><text:span text:style-name="_31_525">d</text:span><text:span text:style-name="_31_809"> </text:span><text:span text:style-name="_34_81">n</text:span><text:span text:style-name="_31_141">o</text:span><text:span text:style-name="_32_077">t</text:span><text:span text:style-name="_39_"> </text:span><text:span text:style-name="_31_789">b</text:span><text:span text:style-name="_32_221">e</text:span><text:span text:style-name="_35_"> </text:span><text:span text:style-name="_31_789">c</text:span><text:span text:style-name="_32_641">h</text:span><text:span text:style-name="_33_13">a</text:span><text:span text:style-name="_31_573">n</text:span><text:span text:style-name="_32_605">g</text:span><text:span text:style-name="_37_81">e</text:span><text:span text:style-name="_31_777">d</text:span><text:span text:style-name="_31_805"> </text:span><text:span text:style-name="_32_65">f</text:span><text:span text:style-name="_31_165">o</text:span><text:span text:style-name="_32_041">r</text:span><text:span text:style-name="_35_"> </text:span><text:span text:style-name="_31_393">l</text:span><text:span text:style-name="_32_605">i</text:span><text:span text:style-name="_34_21">g</text:span><text:span text:style-name="_31_177">h</text:span><text:span text:style-name="_32_221">t</text:span><text:span text:style-name="_35_"> </text:span><text:span text:style-name="_31_201">a</text:span><text:span text:style-name="_32_149">n</text:span><text:span text:style-name="_32_29">d</text:span><text:span text:style-name="_39_09"> </text:span><text:span text:style-name="_32_065">t</text:span><text:span text:style-name="_34_21">r</text:span><text:span text:style-name="_31_309">a</text:span><text:span text:style-name="_32_245">n</text:span><text:span text:style-name="_37_09">s</text:span><text:span text:style-name="_31_393">i</text:span><text:span text:style-name="_32_569">e</text:span><text:span text:style-name="_33_37">n</text:span><text:span text:style-name="_31_705">t</text:span><text:span text:style-name="_31_809"> </text:span><text:span text:style-name="_36_01">c</text:span><text:span text:style-name="_31_165">a</text:span><text:span text:style-name="_32_245">u</text:span><text:span text:style-name="_36_97">s</text:span><text:span text:style-name="_31_393">e</text:span><text:span text:style-name="_32_581">s</text:span><text:span text:style-name="_35_17">;</text:span><text:span text:style-name="_39_09"> </text:span><text:span text:style-name="_32_437">a</text:span><text:span text:style-name="_38_77">n</text:span><text:span text:style-name="_31_321">d</text:span><text:span text:style-name="_31_805"> </text:span><text:span text:style-name="_38_05">a</text:span><text:span text:style-name="_31_201">c</text:span><text:span text:style-name="_32_281">c</text:span><text:span text:style-name="_35_89">o</text:span><text:span text:style-name="_31_309">r</text:span><text:span text:style-name="_32_605">d</text:span><text:span text:style-name="_38_17">i</text:span><text:span text:style-name="_31_705">n</text:span><text:span text:style-name="_32_209">g</text:span><text:span text:style-name="_36_73">l</text:span><text:span text:style-name="_31_309">y</text:span><text:span text:style-name="_31_809"> </text:span><text:span text:style-name="_35_89">a</text:span><text:span text:style-name="_31_201">l</text:span><text:span text:style-name="_32_209">l</text:span><text:span text:style-name="_35_"> </text:span><text:span text:style-name="_31_213">e</text:span><text:span text:style-name="_32_065">x</text:span><text:span text:style-name="_34_57">p</text:span><text:span text:style-name="_31_393">e</text:span><text:span text:style-name="_32_641">r</text:span><text:span text:style-name="_34_21">i</text:span><text:span text:style-name="_31_249">e</text:span><text:span text:style-name="_32_641">n</text:span><text:span text:style-name="_37_81">c</text:span><text:span text:style-name="_31_345">e</text:span><text:span text:style-name="_31_809"> </text:span><text:span text:style-name="_35_17">h</text:span><text:span text:style-name="_31_141">a</text:span><text:span text:style-name="_32_425">t</text:span><text:span text:style-name="_33_01">h</text:span><text:span text:style-name="_39_05"> </text:span><text:span text:style-name="_32_137">s</text:span><text:span text:style-name="_32_77">h</text:span><text:span text:style-name="_31_345">e</text:span><text:span text:style-name="_32_581">w</text:span><text:span text:style-name="_38_89">n</text:span><text:span text:style-name="_31_249">,</text:span><text:span text:style-name="_31_805"> </text:span><text:span text:style-name="_36_25">t</text:span><text:span text:style-name="_31_741">h</text:span><text:span text:style-name="_32_137">a</text:span><text:span text:style-name="_36_01">t</text:span><text:span text:style-name="_39_05"> </text:span><text:span text:style-name="_32_149">m</text:span><text:span text:style-name="_35_89">a</text:span><text:span text:style-name="_31_525">n</text:span><text:span text:style-name="_32_221">k</text:span><text:span text:style-name="_35_17">i</text:span><text:span text:style-name="_31_525">n</text:span><text:span text:style-name="_32_329">d</text:span><text:span text:style-name="_39_"> </text:span><text:span text:style-name="_31_561">a</text:span><text:span text:style-name="_32_605">r</text:span><text:span text:style-name="_32_29">e</text:span><text:span text:style-name="_39_05"> </text:span><text:span text:style-name="_32_569">m</text:span><text:span text:style-name="_32_41">o</text:span><text:span text:style-name="_31_525">r</text:span><text:span text:style-name="_32_677">e</text:span><text:span text:style-name="_39_"> </text:span><text:span text:style-name="_31_393">d</text:span><text:span text:style-name="_32_581">i</text:span><text:span text:style-name="_35_29">s</text:span><text:span text:style-name="_31_357">p</text:span><text:span text:style-name="_32_389">o</text:span><text:span text:style-name="_35_89">s</text:span><text:span text:style-name="_31_501">e</text:span><text:span text:style-name="_32_221">d</text:span><text:span text:style-name="_39_"> </text:span><text:span text:style-name="_31_789">t</text:span><text:span text:style-name="_32_257">o</text:span><text:span text:style-name="_35_"> </text:span><text:span text:style-name="_31_537">s</text:span><text:span text:style-name="_32_437">u</text:span><text:span text:style-name="_38_53">f</text:span><text:span text:style-name="_31_777">f</text:span><text:span text:style-name="_32_113">e</text:span><text:span text:style-name="_37_09">r</text:span><text:span text:style-name="_31_501">,</text:span><text:span text:style-name="_31_805"> </text:span><text:span text:style-name="_36_01">w</text:span><text:span text:style-name="_31_561">h</text:span><text:span text:style-name="_32_425">i</text:span><text:span text:style-name="_37_81">l</text:span><text:span text:style-name="_31_201">e</text:span><text:span text:style-name="_31_809"> </text:span><text:span text:style-name="_37_69">e</text:span><text:span text:style-name="_31_669">v</text:span><text:span text:style-name="_32_425">i</text:span><text:span text:style-name="_32_29">l</text:span><text:span text:style-name="_31_237">s</text:span><text:span text:style-name="_31_805"> </text:span><text:span text:style-name="_33_37">a</text:span><text:span text:style-name="_31_381">r</text:span><text:span text:style-name="_32_473">e</text:span><text:span text:style-name="_39_"> </text:span><text:span text:style-name="_31_165">s</text:span><text:span text:style-name="_32_065">u</text:span><text:span text:style-name="_34_21">f</text:span><text:span text:style-name="_31_609">f</text:span><text:span text:style-name="_32_317">e</text:span><text:span text:style-name="_38_53">r</text:span><text:span text:style-name="_31_213">a</text:span><text:span text:style-name="_32_149">b</text:span><text:span text:style-name="_36_73">l</text:span><text:span text:style-name="_31_357">e</text:span><text:span text:style-name="_32_329">,</text:span><text:span text:style-name="_35_"> </text:span><text:span text:style-name="_31_489">t</text:span><text:span text:style-name="_32_257">h</text:span><text:span text:style-name="_34_21">a</text:span><text:span text:style-name="_31_357">n</text:span><text:span text:style-name="_31_809"> </text:span><text:span text:style-name="_36_73">t</text:span><text:span text:style-name="_31_537">o</text:span><text:span text:style-name="_31_809"> </text:span><text:span text:style-name="_34_45">r</text:span><text:span text:style-name="_31_381">i</text:span><text:span text:style-name="_32_509">g</text:span><text:span text:style-name="_38_05">h</text:span><text:span text:style-name="_31_201">t</text:span><text:span text:style-name="_31_809"> </text:span><text:span text:style-name="_35_89">t</text:span><text:span text:style-name="_31_165">h</text:span><text:span text:style-name="_32_401">e</text:span><text:span text:style-name="_37_69">m</text:span><text:span text:style-name="_31_537">s</text:span><text:span text:style-name="_32_041">e</text:span><text:span text:style-name="_38_17">l</text:span><text:span text:style-name="_31_789">v</text:span><text:span text:style-name="_32_029">e</text:span><text:span text:style-name="_38_17">s</text:span><text:span text:style-name="_39_05"> </text:span><text:span text:style-name="_32_245">b</text:span><text:span text:style-name="_32_65">y</text:span><text:span text:style-name="_39_05"> </text:span><text:span text:style-name="_32_425">a</text:span><text:span text:style-name="_34_93">b</text:span><text:span text:style-name="_31_321">o</text:span><text:span text:style-name="_32_257">l</text:span><text:span text:style-name="_34_21">i</text:span><text:span text:style-name="_31_357">s</text:span><text:span text:style-name="_32_029">h</text:span><text:span text:style-name="_37_81">i</text:span><text:span text:style-name="_31_417">n</text:span><text:span text:style-name="_32_689">g</text:span><text:span text:style-name="_35_"> </text:span><text:span text:style-name="_31_345">t</text:span><text:span text:style-name="_32_245">h</text:span><text:span text:style-name="_33_37">e</text:span><text:span text:style-name="_39_05"> </text:span><text:span text:style-name="_32_509">f</text:span><text:span text:style-name="_38_41">o</text:span><text:span text:style-name="_31_537">r</text:span><text:span text:style-name="_32_329">m</text:span><text:span text:style-name="_36_37">s</text:span><text:span text:style-name="_39_09"> </text:span><text:span text:style-name="_32_077">t</text:span><text:span text:style-name="_35_89">o</text:span><text:span text:style-name="_39_09"> </text:span><text:span text:style-name="_32_677">w</text:span><text:span text:style-name="_33_01">h</text:span><text:span text:style-name="_31_717">i</text:span><text:span text:style-name="_32_437">c</text:span><text:span text:style-name="_32_29">h</text:span><text:span text:style-name="_39_05"> </text:span><text:span text:style-name="_32_653">t</text:span><text:span text:style-name="_34_57">h</text:span><text:span text:style-name="_31_381">e</text:span><text:span text:style-name="_32_101">y</text:span><text:span text:style-name="_35_"> </text:span><text:span text:style-name="_31_753">a</text:span><text:span text:style-name="_32_677">r</text:span><text:span text:style-name="_38_77">e</text:span><text:span text:style-name="_39_09"> </text:span><text:span text:style-name="_32_461">a</text:span><text:span text:style-name="_38_89">c</text:span><text:span text:style-name="_31_309">c</text:span><text:span text:style-name="_32_569">u</text:span><text:span text:style-name="_38_17">s</text:span><text:span text:style-name="_31_705">t</text:span><text:span text:style-name="_32_029">o</text:span><text:span text:style-name="_37_69">m</text:span><text:span text:style-name="_31_489">e</text:span><text:span text:style-name="_32_617">d</text:span><text:span text:style-name="_32_65">.</text:span><text:span text:style-name="_39_05"> </text:span><text:span text:style-name="_32_653">B</text:span><text:span text:style-name="_37_81">u</text:span><text:span text:style-name="_31_213">t</text:span><text:span text:style-name="_31_809"> </text:span><text:span text:style-name="_37_81">w</text:span><text:span text:style-name="_31_393">h</text:span><text:span text:style-name="_32_257">e</text:span><text:span text:style-name="_32_41">n</text:span><text:span text:style-name="_39_05"> </text:span><text:span text:style-name="_32_281">a</text:span><text:span text:style-name="_35_"> </text:span><text:span text:style-name="_31_201">l</text:span><text:span text:style-name="_32_257">o</text:span><text:span text:style-name="_36_97">n</text:span><text:span text:style-name="_31_249">g</text:span><text:span text:style-name="_31_805"> </text:span><text:span text:style-name="_32_29">t</text:span><text:span text:style-name="_31_309">r</text:span><text:span text:style-name="_32_509">a</text:span><text:span text:style-name="_35_29">i</text:span><text:span text:style-name="_31_249">n</text:span><text:span text:style-name="_31_809"> </text:span><text:span text:style-name="_34_57">o</text:span><text:span text:style-name="_31_237">f</text:span><text:span text:style-name="_31_805"> </text:span><text:span text:style-name="_38_41">a</text:span><text:span text:style-name="_31_237">b</text:span><text:span text:style-name="_32_137">u</text:span><text:span text:style-name="_33_37">s</text:span><text:span text:style-name="_31_237">e</text:span><text:span text:style-name="_32_293">s</text:span><text:span text:style-name="_35_"> </text:span><text:span text:style-name="_31_417">a</text:span><text:span text:style-name="_32_029">n</text:span><text:span text:style-name="_38_77">d</text:span><text:span text:style-name="_39_05"> </text:span><text:span text:style-name="_32_509">u</text:span><text:span text:style-name="_36_73">s</text:span><text:span text:style-name="_31_681">u</text:span><text:span text:style-name="_32_473">r</text:span><text:span text:style-name="_32_77">p</text:span><text:span text:style-name="_31_753">a</text:span><text:span text:style-name="_32_569">t</text:span><text:span text:style-name="_35_17">i</text:span><text:span text:style-name="_31_501">o</text:span><text:span text:style-name="_32_437">n</text:span><text:span text:style-name="_38_77">s</text:span><text:span text:style-name="_31_705">,</text:span><text:span text:style-name="_31_805"> </text:span><text:span text:style-name="_38_17">p</text:span><text:span text:style-name="_31_705">u</text:span><text:span text:style-name="_32_689">r</text:span><text:span text:style-name="_36_97">s</text:span><text:span text:style-name="_31_309">u</text:span><text:span text:style-name="_32_317">i</text:span><text:span text:style-name="_34_81">n</text:span><text:span text:style-name="_31_501">g</text:span><text:span text:style-name="_31_805"> </text:span><text:span text:style-name="_37_09">i</text:span><text:span text:style-name="_31_597">n</text:span><text:span text:style-name="_32_569">v</text:span><text:span text:style-name="_37_81">a</text:span><text:span text:style-name="_31_237">r</text:span><text:span text:style-name="_32_137">i</text:span><text:span text:style-name="_36_01">a</text:span><text:span text:style-name="_31_357">b</text:span><text:span text:style-name="_32_317">l</text:span><text:span text:style-name="_32_77">y</text:span><text:span text:style-name="_39_05"> </text:span><text:span text:style-name="_32_689">t</text:span><text:span text:style-name="_38_53">h</text:span><text:span text:style-name="_31_681">e</text:span><text:span text:style-name="_31_809"> </text:span><text:span text:style-name="_36_01">s</text:span><text:span text:style-name="_31_381">a</text:span><text:span text:style-name="_32_041">m</text:span><text:span text:style-name="_35_29">e</text:span><text:span text:style-name="_39_09"> </text:span><text:span text:style-name="_32_605">O</text:span><text:span text:style-name="_35_29">b</text:span><text:span text:style-name="_31_525">j</text:span><text:span text:style-name="_32_641">e</text:span><text:span text:style-name="_35_29">c</text:span><text:span text:style-name="_31_393">t</text:span><text:span text:style-name="_31_805"> </text:span><text:span text:style-name="_36_01">e</text:span><text:span text:style-name="_31_753">v</text:span><text:span text:style-name="_32_689">i</text:span><text:span text:style-name="_38_17">n</text:span><text:span text:style-name="_31_249">c</text:span><text:span text:style-name="_32_425">e</text:span><text:span text:style-name="_33_13">s</text:span><text:span text:style-name="_39_05"> </text:span><text:span text:style-name="_32_281">a</text:span><text:span text:style-name="_39_"> </text:span><text:span text:style-name="_31_201">d</text:span><text:span text:style-name="_32_389">e</text:span><text:span text:style-name="_33_49">s</text:span><text:span text:style-name="_31_537">i</text:span><text:span text:style-name="_32_641">g</text:span><text:span text:style-name="_34_09">n</text:span><text:span text:style-name="_39_05"> </text:span><text:span text:style-name="_32_329">t</text:span><text:span text:style-name="_35_17">o</text:span><text:span text:style-name="_39_09"> </text:span><text:span text:style-name="_32_437">r</text:span><text:span text:style-name="_38_89">e</text:span><text:span text:style-name="_31_597">d</text:span><text:span text:style-name="_32_293">u</text:span><text:span text:style-name="_35_29">c</text:span><text:span text:style-name="_31_141">e</text:span><text:span text:style-name="_31_809"> </text:span><text:span text:style-name="_36_25">t</text:span><text:span text:style-name="_31_417">h</text:span><text:span text:style-name="_32_317">e</text:span><text:span text:style-name="_32_29">m</text:span><text:span text:style-name="_39_05"> </text:span><text:span text:style-name="_32_425">u</text:span><text:span text:style-name="_38_05">n</text:span><text:span text:style-name="_31_561">d</text:span><text:span text:style-name="_32_113">e</text:span><text:span text:style-name="_33_13">r</text:span><text:span text:style-name="_39_05"> </text:span><text:span text:style-name="_32_677">a</text:span><text:span text:style-name="_37_09">b</text:span><text:span text:style-name="_31_249">s</text:span><text:span text:style-name="_32_473">o</text:span><text:span text:style-name="_36_97">l</text:span><text:span text:style-name="_31_357">u</text:span><text:span text:style-name="_32_401">t</text:span><text:span text:style-name="_38_53">e</text:span><text:span text:style-name="_39_09"> </text:span><text:span text:style-name="_32_497">D</text:span><text:span text:style-name="_38_89">e</text:span><text:span text:style-name="_31_669">s</text:span><text:span text:style-name="_32_137">p</text:span><text:span text:style-name="_38_89">o</text:span><text:span text:style-name="_31_141">t</text:span><text:span text:style-name="_32_689">i</text:span><text:span text:style-name="_34_45">s</text:span><text:span text:style-name="_31_357">m</text:span><text:span text:style-name="_32_281">,</text:span><text:span text:style-name="_35_"> </text:span><text:span text:style-name="_31_669">i</text:span><text:span text:style-name="_32_293">t</text:span><text:span text:style-name="_39_"> </text:span><text:span text:style-name="_31_237">i</text:span><text:span text:style-name="_32_245">s</text:span><text:span text:style-name="_39_"> </text:span><text:span text:style-name="_31_381">t</text:span><text:span text:style-name="_32_221">h</text:span><text:span text:style-name="_37_81">e</text:span><text:span text:style-name="_31_573">i</text:span><text:span text:style-name="_32_605">r</text:span><text:span text:style-name="_39_"> </text:span><text:span text:style-name="_31_609">r</text:span><text:span text:style-name="_32_317">i</text:span><text:span text:style-name="_36_61">g</text:span><text:span text:style-name="_31_213">h</text:span><text:span text:style-name="_32_605">t</text:span><text:span text:style-name="_34_21">,</text:span><text:span text:style-name="_39_05"> </text:span><text:span text:style-name="_32_461">i</text:span><text:span text:style-name="_33_37">t</text:span><text:span text:style-name="_39_05"> </text:span><text:span text:style-name="_32_329">i</text:span><text:span text:style-name="_32_77">s</text:span><text:span text:style-name="_39_05"> </text:span><text:span text:style-name="_32_581">t</text:span><text:span text:style-name="_35_89">h</text:span><text:span text:style-name="_31_705">e</text:span><text:span text:style-name="_32_425">i</text:span><text:span text:style-name="_36_97">r</text:span><text:span text:style-name="_39_05"> </text:span><text:span text:style-name="_32_569">d</text:span><text:span text:style-name="_38_77">u</text:span><text:span text:style-name="_31_141">t</text:span><text:span text:style-name="_32_293">y</text:span><text:span text:style-name="_37_69">,</text:span><text:span text:style-name="_39_05"> </text:span><text:span text:style-name="_32_209">t</text:span><text:span text:style-name="_36_73">o</text:span><text:span text:style-name="_39_05"> </text:span><text:span text:style-name="_32_461">t</text:span><text:span text:style-name="_34_21">h</text:span><text:span text:style-name="_31_573">r</text:span><text:span text:style-name="_32_029">o</text:span><text:span text:style-name="_33_13">w</text:span><text:span text:style-name="_39_05"> </text:span><text:span text:style-name="_32_461">o</text:span><text:span text:style-name="_35_29">f</text:span><text:span text:style-name="_31_201">f</text:span><text:span text:style-name="_31_805"> </text:span><text:span text:style-name="_34_57">s</text:span><text:span text:style-name="_31_669">u</text:span><text:span text:style-name="_32_329">c</text:span><text:span text:style-name="_36_01">h</text:span><text:span text:style-name="_39_09"> </text:span><text:span text:style-name="_32_245">G</text:span><text:span text:style-name="_36_37">o</text:span><text:span text:style-name="_31_717">v</text:span><text:span text:style-name="_32_245">e</text:span><text:span text:style-name="_33_01">r</text:span><text:span text:style-name="_31_165">n</text:span><text:span text:style-name="_32_473">m</text:span><text:span text:style-name="_36_61">e</text:span><text:span text:style-name="_31_537">n</text:span><text:span text:style-name="_32_101">t</text:span><text:span text:style-name="_36_61">,</text:span><text:span text:style-name="_39_09"> </text:span><text:span text:style-name="_32_317">a</text:span><text:span text:style-name="_32_29">n</text:span><text:span text:style-name="_31_237">d</text:span><text:span text:style-name="_31_805"> </text:span><text:span text:style-name="_36_61">t</text:span><text:span text:style-name="_31_237">o</text:span><text:span text:style-name="_31_805"> </text:span><text:span text:style-name="_38_77">p</text:span><text:span text:style-name="_31_753">r</text:span><text:span text:style-name="_32_137">o</text:span><text:span text:style-name="_36_61">v</text:span><text:span text:style-name="_31_573">i</text:span><text:span text:style-name="_32_389">d</text:span><text:span text:style-name="_34_57">e</text:span><text:span text:style-name="_39_05"> </text:span><text:span text:style-name="_32_065">n</text:span><text:span text:style-name="_35_29">e</text:span><text:span text:style-name="_31_213">w</text:span><text:span text:style-name="_31_809"> </text:span><text:span text:style-name="_36_97">G</text:span><text:span text:style-name="_31_597">u</text:span><text:span text:style-name="_32_605">a</text:span><text:span text:style-name="_32_65">r</text:span><text:span text:style-name="_31_393">d</text:span><text:span text:style-name="_32_389">s</text:span><text:span text:style-name="_39_"> </text:span><text:span text:style-name="_31_681">f</text:span><text:span text:style-name="_32_137">o</text:span><text:span text:style-name="_37_69">r</text:span><text:span text:style-name="_39_05"> </text:span><text:span text:style-name="_32_569">t</text:span><text:span text:style-name="_38_89">h</text:span><text:span text:style-name="_31_669">e</text:span><text:span text:style-name="_32_029">i</text:span><text:span text:style-name="_37_81">r</text:span><text:span text:style-name="_39_09"> </text:span><text:span text:style-name="_32_581">f</text:span><text:span text:style-name="_38_77">u</text:span><text:span text:style-name="_31_417">t</text:span><text:span text:style-name="_32_029">u</text:span><text:span text:style-name="_38_53">r</text:span><text:span text:style-name="_31_249">e</text:span><text:span text:style-name="_31_805"> </text:span><text:span text:style-name="_36_97">s</text:span><text:span text:style-name="_31_717">e</text:span><text:span text:style-name="_32_029">c</text:span><text:span text:style-name="_37_81">u</text:span><text:span text:style-name="_31_129">r</text:span><text:span text:style-name="_32_641">i</text:span><text:span text:style-name="_33_37">t</text:span><text:span text:style-name="_31_789">y</text:span><text:span text:style-name="_32_569">.--</text:span><text:span text:style-name="_36_73">S</text:span><text:span text:style-name="_31_681">u</text:span><text:span text:style-name="_32_317">c</text:span><text:span text:style-name="_37_81">h</text:span><text:span text:style-name="_39_05"> </text:span><text:span text:style-name="_32_293">h</text:span><text:span text:style-name="_33_01">a</text:span><text:span text:style-name="_31_165">s</text:span><text:span text:style-name="_31_805"> </text:span><text:span text:style-name="_36_97">b</text:span><text:span text:style-name="_31_201">e</text:span><text:span text:style-name="_32_041">e</text:span><text:span text:style-name="_37_09">n</text:span><text:span text:style-name="_39_09"> </text:span><text:span text:style-name="_32_149">t</text:span><text:span text:style-name="_35_17">h</text:span><text:span text:style-name="_31_393">e</text:span><text:span text:style-name="_31_809"> </text:span><text:span text:style-name="_38_05">p</text:span><text:span text:style-name="_31_309">a</text:span><text:span text:style-name="_32_401">t</text:span><text:span text:style-name="_32_77">i</text:span><text:span text:style-name="_31_429">e</text:span><text:span text:style-name="_32_425">n</text:span><text:span text:style-name="_33_37">t</text:span><text:span text:style-name="_39_05"> </text:span><text:span text:style-name="_32_065">s</text:span><text:span text:style-name="_36_25">u</text:span><text:span text:style-name="_31_741">f</text:span><text:span text:style-name="_32_437">f</text:span><text:span text:style-name="_34_21">e</text:span><text:span text:style-name="_31_321">r</text:span><text:span text:style-name="_32_617">a</text:span><text:span text:style-name="_36_01">n</text:span><text:span text:style-name="_31_345">c</text:span><text:span text:style-name="_32_149">e</text:span><text:span text:style-name="_35_"> </text:span><text:span text:style-name="_31_309">o</text:span><text:span text:style-name="_32_221">f</text:span><text:span text:style-name="_35_"> </text:span><text:span text:style-name="_31_213">t</text:span><text:span text:style-name="_32_425">h</text:span><text:span text:style-name="_34_21">e</text:span><text:span text:style-name="_31_525">s</text:span><text:span text:style-name="_32_437">e</text:span><text:span text:style-name="_39_"> </text:span><text:span text:style-name="_31_525">C</text:span><text:span text:style-name="_32_509">o</text:span><text:span text:style-name="_36_73">l</text:span><text:span text:style-name="_31_561">o</text:span><text:span text:style-name="_32_605">n</text:span><text:span text:style-name="_38_77">i</text:span><text:span text:style-name="_31_597">e</text:span><text:span text:style-name="_32_569">s</text:span><text:span text:style-name="_37_09">;</text:span><text:span text:style-name="_39_09"> </text:span><text:span text:style-name="_32_461">a</text:span><text:span text:style-name="_36_61">n</text:span><text:span text:style-name="_31_561">d</text:span><text:span text:style-name="_31_805"> </text:span><text:span text:style-name="_35_29">s</text:span><text:span text:style-name="_31_249">u</text:span><text:span text:style-name="_32_029">c</text:span><text:span text:style-name="_36_73">h</text:span><text:span text:style-name="_39_09"> </text:span><text:span text:style-name="_32_221">i</text:span><text:span text:style-name="_38_05">s</text:span><text:span text:style-name="_39_05"> </text:span><text:span text:style-name="_32_401">n</text:span><text:span text:style-name="_36_97">o</text:span><text:span text:style-name="_31_237">w</text:span><text:span text:style-name="_31_805"> </text:span><text:span text:style-name="_34_09">t</text:span><text:span text:style-name="_31_669">h</text:span><text:span text:style-name="_32_605">e</text:span><text:span text:style-name="_39_"> </text:span><text:span text:style-name="_31_669">n</text:span><text:span text:style-name="_32_101">e</text:span><text:span text:style-name="_32_65">c</text:span><text:span text:style-name="_31_573">e</text:span><text:span text:style-name="_32_065">s</text:span><text:span text:style-name="_34_81">s</text:span><text:span text:style-name="_31_309">i</text:span><text:span text:style-name="_32_461">t</text:span><text:span text:style-name="_33_37">y</text:span><text:span text:style-name="_39_05"> </text:span><text:span text:style-name="_32_653">w</text:span><text:span text:style-name="_32_29">h</text:span><text:span text:style-name="_31_381">i</text:span><text:span text:style-name="_32_257">c</text:span><text:span text:style-name="_38_05">h</text:span><text:span text:style-name="_39_05"> </text:span><text:span text:style-name="_32_041">c</text:span><text:span text:style-name="_38_05">o</text:span><text:span text:style-name="_31_393">n</text:span><text:span text:style-name="_32_137">s</text:span><text:span text:style-name="_35_17">t</text:span><text:span text:style-name="_31_597">r</text:span><text:span text:style-name="_32_677">a</text:span><text:span text:style-name="_34_81">i</text:span><text:span text:style-name="_31_753">n</text:span><text:span text:style-name="_32_641">s</text:span><text:span text:style-name="_39_"> </text:span><text:span text:style-name="_31_741">t</text:span><text:span text:style-name="_32_389">h</text:span><text:span text:style-name="_36_61">e</text:span><text:span text:style-name="_31_417">m</text:span><text:span text:style-name="_31_805"> </text:span><text:span text:style-name="_35_29">t</text:span><text:span text:style-name="_31_717">o</text:span><text:span text:style-name="_31_805"> </text:span><text:span text:style-name="_32_65">a</text:span><text:span text:style-name="_31_345">l</text:span><text:span text:style-name="_32_581">t</text:span><text:span text:style-name="_32_41">e</text:span><text:span text:style-name="_31_201">r</text:span><text:span text:style-name="_31_809"> </text:span><text:span text:style-name="_37_09">t</text:span><text:span text:style-name="_31_393">h</text:span><text:span text:style-name="_32_077">e</text:span><text:span text:style-name="_38_41">i</text:span><text:span text:style-name="_31_525">r</text:span><text:span text:style-name="_31_805"> </text:span><text:span text:style-name="_38_89">f</text:span><text:span text:style-name="_31_573">o</text:span><text:span text:style-name="_32_077">r</text:span><text:span text:style-name="_34_57">m</text:span><text:span text:style-name="_31_741">e</text:span><text:span text:style-name="_32_461">r</text:span><text:span text:style-name="_39_"> </text:span><text:span text:style-name="_31_525">S</text:span><text:span text:style-name="_32_077">y</text:span><text:span text:style-name="_32_41">s</text:span><text:span text:style-name="_31_561">t</text:span><text:span text:style-name="_32_605">e</text:span><text:span text:style-name="_38_89">m</text:span><text:span text:style-name="_31_537">s</text:span><text:span text:style-name="_31_809"> </text:span><text:span text:style-name="_32_65">o</text:span><text:span text:style-name="_31_393">f</text:span><text:span text:style-name="_31_805"> </text:span><text:span text:style-name="_32_77">G</text:span><text:span text:style-name="_31_753">o</text:span><text:span text:style-name="_32_509">v</text:span><text:span text:style-name="_36_25">e</text:span><text:span text:style-name="_31_177">r</text:span><text:span text:style-name="_32_641">n</text:span><text:span text:style-name="_38_05">m</text:span><text:span text:style-name="_31_777">e</text:span><text:span text:style-name="_32_317">n</text:span><text:span text:style-name="_32_29">t</text:span><text:span text:style-name="_31_789">.</text:span><text:span text:style-name="_31_809"> </text:span><text:span text:style-name="_36_37">T</text:span><text:span text:style-name="_31_753">h</text:span><text:span text:style-name="_32_653">e</text:span><text:span text:style-name="_35_"> </text:span><text:span text:style-name="_31_597">h</text:span><text:span text:style-name="_32_641">i</text:span><text:span text:style-name="_35_17">s</text:span><text:span text:style-name="_31_789">t</text:span><text:span text:style-name="_32_065">o</text:span><text:span text:style-name="_34_09">r</text:span><text:span text:style-name="_31_789">y</text:span><text:span text:style-name="_31_805"> </text:span><text:span text:style-name="_38_41">o</text:span><text:span text:style-name="_31_129">f</text:span><text:span text:style-name="_31_809"> </text:span><text:span text:style-name="_34_09">t</text:span><text:span text:style-name="_31_609">h</text:span><text:span text:style-name="_32_113">e</text:span><text:span text:style-name="_39_"> </text:span><text:span text:style-name="_31_417">p</text:span><text:span text:style-name="_32_617">r</text:span><text:span text:style-name="_33_13">e</text:span><text:span text:style-name="_31_417">s</text:span><text:span text:style-name="_32_245">e</text:span><text:span text:style-name="_36_73">n</text:span><text:span text:style-name="_31_165">t</text:span><text:span text:style-name="_31_809"> </text:span><text:span text:style-name="_34_21">K</text:span><text:span text:style-name="_31_537">i</text:span><text:span text:style-name="_32_137">n</text:span><text:span text:style-name="_37_69">g</text:span><text:span text:style-name="_39_09"> </text:span><text:span text:style-name="_32_677">o</text:span><text:span text:style-name="_32_65">f</text:span><text:span text:style-name="_39_05"> </text:span><text:span text:style-name="_32_317">G</text:span><text:span text:style-name="_32_41">r</text:span><text:span text:style-name="_31_705">e</text:span><text:span text:style-name="_32_065">a</text:span><text:span text:style-name="_34_09">t</text:span><text:span text:style-name="_39_05"> </text:span><text:span text:style-name="_32_065">B</text:span><text:span text:style-name="_33_49">r</text:span><text:span text:style-name="_31_597">i</text:span><text:span text:style-name="_32_497">t</text:span><text:span text:style-name="_33_49">a</text:span><text:span text:style-name="_31_237">i</text:span><text:span text:style-name="_32_041">n</text:span><text:span text:style-name="_35_"> </text:span><text:span text:style-name="_31_681">i</text:span><text:span text:style-name="_32_617">s</text:span><text:span text:style-name="_35_"> </text:span><text:span text:style-name="_31_573">a</text:span><text:span text:style-name="_31_805"> </text:span><text:span text:style-name="_35_89">h</text:span><text:span text:style-name="_31_681">i</text:span><text:span text:style-name="_32_221">s</text:span><text:span text:style-name="_38_05">t</text:span><text:span text:style-name="_31_321">o</text:span><text:span text:style-name="_32_401">r</text:span><text:span text:style-name="_33_49">y</text:span><text:span text:style-name="_39_05"> </text:span><text:span text:style-name="_32_689">o</text:span><text:span text:style-name="_38_41">f</text:span><text:span text:style-name="_39_05"> </text:span><text:span text:style-name="_32_293">r</text:span><text:span text:style-name="_36_37">e</text:span><text:span text:style-name="_31_561">p</text:span><text:span text:style-name="_32_425">e</text:span><text:span text:style-name="_36_25">a</text:span><text:span text:style-name="_31_789">t</text:span><text:span text:style-name="_32_293">e</text:span><text:span text:style-name="_38_41">d</text:span><text:span text:style-name="_39_05"> </text:span><text:span text:style-name="_32_281">i</text:span><text:span text:style-name="_38_05">n</text:span><text:span text:style-name="_31_165">j</text:span><text:span text:style-name="_32_137">u</text:span><text:span text:style-name="_34_45">r</text:span><text:span text:style-name="_31_237">i</text:span><text:span text:style-name="_32_221">e</text:span><text:span text:style-name="_33_4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3:56.47</meta:creation-date>
    <dc:title>Haathi</dc:title>
    <meta:editing-duration>PT1M1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1:15:06</dc:date>
    <meta:template xlink:type="simple" xlink:actuate="onRequest" xlink:title="Haathi" xlink:href="file:///C:/Users/kwa/AppData/Roaming/OpenOffice/4/user/template/Haathi.ott" meta:date="2016-02-22T21:13:56.10"/>
  </office:meta>
</office:document-meta>
</file>